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5.9493in" style:rel-column-width="58251*"/>
    </style:style>
    <style:style style:name="Table1.B" style:family="table-column">
      <style:table-column-properties style:column-width="0.7438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5.9493in" style:rel-column-width="58251*"/>
    </style:style>
    <style:style style:name="Table3.B" style:family="table-column">
      <style:table-column-properties style:column-width="0.7438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5.9493in" style:rel-column-width="58251*"/>
    </style:style>
    <style:style style:name="Table4.B" style:family="table-column">
      <style:table-column-properties style:column-width="0.7438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5.9493in" style:rel-column-width="58251*"/>
    </style:style>
    <style:style style:name="Table5.B" style:family="table-column">
      <style:table-column-properties style:column-width="0.7438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5.9493in" style:rel-column-width="58251*"/>
    </style:style>
    <style:style style:name="Table2.B" style:family="table-column">
      <style:table-column-properties style:column-width="0.7438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5.9493in" style:rel-column-width="58251*"/>
    </style:style>
    <style:style style:name="Table6.B" style:family="table-column">
      <style:table-column-properties style:column-width="0.7438in" style:rel-column-width="7284*"/>
    </style:style>
    <style:style style:name="Table6.A1" style:family="table-cell">
      <style:table-cell-properties style:vertical-align="middle" fo:padding="0.0382in" fo:border="none"/>
    </style:style>
    <style:style style:name="P1" style:family="paragraph" style:parent-style-name="Standard">
      <style:text-properties officeooo:rsid="001457f3" officeooo:paragraph-rsid="001457f3"/>
    </style:style>
    <style:style style:name="P2" style:family="paragraph" style:parent-style-name="Standard">
      <style:text-properties officeooo:rsid="0019e1a3"/>
    </style:style>
    <style:style style:name="P3" style:family="paragraph" style:parent-style-name="Standard">
      <style:text-properties officeooo:rsid="001c3fb2" officeooo:paragraph-rsid="001c3fb2"/>
    </style:style>
    <style:style style:name="P4" style:family="paragraph" style:parent-style-name="Standard">
      <style:text-properties officeooo:rsid="0027b313" officeooo:paragraph-rsid="0027b313"/>
    </style:style>
    <style:style style:name="P5" style:family="paragraph" style:parent-style-name="Standard">
      <style:text-properties officeooo:rsid="002e0eeb" officeooo:paragraph-rsid="002e0eeb"/>
    </style:style>
    <style:style style:name="P6" style:family="paragraph" style:parent-style-name="Standard">
      <style:text-properties officeooo:rsid="002ffaf8" officeooo:paragraph-rsid="002ffaf8"/>
    </style:style>
    <style:style style:name="P7" style:family="paragraph" style:parent-style-name="Standard">
      <style:text-properties officeooo:rsid="00308898" officeooo:paragraph-rsid="00308898"/>
    </style:style>
    <style:style style:name="P8" style:family="paragraph" style:parent-style-name="Standard">
      <style:text-properties officeooo:rsid="00348199" officeooo:paragraph-rsid="00348199"/>
    </style:style>
    <style:style style:name="P9" style:family="paragraph" style:parent-style-name="Standard">
      <style:text-properties officeooo:rsid="00363440" officeooo:paragraph-rsid="00363440"/>
    </style:style>
    <style:style style:name="P10" style:family="paragraph" style:parent-style-name="Standard">
      <style:text-properties officeooo:rsid="0037ed07" officeooo:paragraph-rsid="0037ed07"/>
    </style:style>
    <style:style style:name="P11" style:family="paragraph" style:parent-style-name="Standard">
      <style:text-properties officeooo:rsid="003955ed" officeooo:paragraph-rsid="003955ed"/>
    </style:style>
    <style:style style:name="P12" style:family="paragraph" style:parent-style-name="Standard">
      <style:text-properties officeooo:rsid="003ae61b" officeooo:paragraph-rsid="003ae61b"/>
    </style:style>
    <style:style style:name="P13" style:family="paragraph" style:parent-style-name="Standard">
      <style:text-properties officeooo:rsid="003df246" officeooo:paragraph-rsid="003df246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000000"/>
      <style:paragraph-properties fo:text-align="center"/>
    </style:style>
    <style:style style:name="T1" style:family="text">
      <style:text-properties officeooo:rsid="001c8741"/>
    </style:style>
    <style:style style:name="T2" style:family="text">
      <style:text-properties officeooo:rsid="002a6866"/>
    </style:style>
    <style:style style:name="T3" style:family="text">
      <style:text-properties officeooo:rsid="002a8740"/>
    </style:style>
    <style:style style:name="T4" style:family="text">
      <style:text-properties officeooo:rsid="00384a00"/>
    </style:style>
    <style:style style:name="T5" style:family="text">
      <style:text-properties officeooo:rsid="0039bad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center" draw:textarea-vertical-align="middle" fo:padding-top="0.0098in" fo:padding-bottom="0.0098in" fo:padding-left="0.0098in" fo:padding-right="0.0098in" style:run-through="foreground"/>
    </style:style>
    <style:style style:name="gr3" style:family="graphic">
      <style:graphic-properties svg:stroke-width="0.0201in" svg:stroke-color="#000000" draw:marker-start-width="0.1689in" draw:marker-end="Symmetric_20_Arrow" draw:marker-end-width="0.1689in" draw:fill-color="#000000" draw:textarea-horizontal-align="center" draw:textarea-vertical-align="middle" fo:padding-top="0.0098in" fo:padding-bottom="0.0098in" fo:padding-left="0.0098in" fo:padding-right="0.0098in" style:run-through="foreground"/>
    </style: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Heading">Cornelius v1.0</text:p>
      <text:p text:style-name="Standard"><text:date style:data-style-name="N79" text:date-value="2017-05-06T19:36:42.748578647">Friday, May 5, 2017</text:date></text:p>
      <text:p text:style-name="P12">Version <text:editing-cycles>45</text:editing-cycles></text:p>
      <text:p text:style-name="Standard"/>
      <text:p text:style-name="Standard"/>
      <text:h text:style-name="Heading_20_1" text:outline-level="1">Introduction</text:h>
      <text:p text:style-name="Text_20_body"/>
      <text:h text:style-name="Heading_20_1" text:outline-level="1">The Lanczos Algorithm</text:h>
      <text:p text:style-name="Standard"/>
      <text:h text:style-name="Heading_20_1" text:outline-level="1">Memory <text:span text:style-name="T3">O</text:span>ptimization</text:h>
      <text:p text:style-name="P3">In principle, the diagonalization can be performed completely matrix free, i.e. we could just supply the information about the matrix elements as a function of the expectation value. We do not attempt this here. <text:span text:style-name="T1">Instead, we will sacrifice some memory (roughly twice of the absolute minimum) to perform a sparse matrix multiplication, so that each expectation value has to be computed only once.</text:span></text:p>
      <text:p text:style-name="P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4"><draw:frame draw:style-name="fr1" draw:name="Object1" text:anchor-type="as-char" svg:y="-0.1535in" svg:width="2.3201in" svg:height="0.189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15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4">Here, <draw:frame draw:style-name="fr1" draw:name="Object3" text:anchor-type="as-char" svg:y="-0.1535in" svg:width="0.2937in" svg:height="0.189in" draw:z-index="3"><draw:object xlink:href="./Object 3" xlink:type="simple" xlink:show="embed" xlink:actuate="onLoad"/><draw:image xlink:href="./ObjectReplacements/Object 3" xlink:type="simple" xlink:show="embed" xlink:actuate="onLoad"/></draw:frame> <draw:frame draw:style-name="fr1" draw:name="Object4" text:anchor-type="as-char" svg:y="-0.1535in" svg:width="0.2362in" svg:height="0.1898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 and <draw:frame draw:style-name="fr1" draw:name="Object5" text:anchor-type="as-char" svg:y="-0.1484in" svg:width="0.1626in" svg:height="0.1846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 are <draw:frame draw:style-name="fr1" draw:name="Object6" text:anchor-type="as-char" svg:y="-0.1484in" svg:width="0.4252in" svg:height="0.1846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 matrices, while <draw:frame draw:style-name="fr1" draw:name="Object7" text:anchor-type="as-char" svg:y="-0.1484in" svg:width="0.2154in" svg:height="0.1846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 is a <draw:frame draw:style-name="fr1" draw:name="Object8" text:anchor-type="as-char" svg:y="-0.172in" svg:width="0.2327in" svg:height="0.2083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 <text:span text:style-name="T2">diagonal matrix</text:span>. </text:p>
      <text:p text:style-name="P2"/>
      <text:p text:style-name="P8">A matrix m a Kronecker product of two matrices a and b maybe expressed as </text:p>
      <text:p text:style-name="P5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4"><draw:frame draw:style-name="fr1" draw:name="Object9" text:anchor-type="as-char" svg:y="-0.152in" svg:width="2.4165in" svg:height="0.2134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/table:table-cell>
            <table:table-cell table:style-name="Table3.A1" office:value-type="string">
              <text:p text:style-name="P1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9">If we apply this to the up and down part of H <text:span text:style-name="T4">in equation (</text:span><text:sequence-ref text:reference-format="page" text:ref-name="refText0">1</text:sequence-ref><text:span text:style-name="T4">) </text:span>we <text:span text:style-name="T4">trivially </text:span>get</text:p>
      <text:p text:style-name="P6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4"><draw:frame draw:style-name="fr1" draw:name="Object10" text:anchor-type="as-char" svg:y="-0.2681in" svg:width="2.6091in" svg:height="0.4575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4.A1" office:value-type="string">
              <text:p text:style-name="P15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10">so that <text:span text:style-name="T4">the final equation required by the Lanczos algorithm </text:span></text:p>
      <text:p text:style-name="P7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4"><draw:frame draw:style-name="fr1" draw:name="Object11" text:anchor-type="as-char" svg:y="-0.1484in" svg:width="0.8665in" svg:height="0.1846in" draw:z-index="1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able:table-cell>
            <table:table-cell table:style-name="Table5.A1" office:value-type="string">
              <text:p text:style-name="P15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10">yields</text:p>
      <text:p text:style-name="P2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4"><draw:frame draw:style-name="fr1" draw:name="Object2" text:anchor-type="as-char" svg:y="-0.2953in" svg:width="4.1126in" svg:height="0.463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.</text:p>
            </table:table-cell>
            <table:table-cell table:style-name="Table2.A1" office:value-type="string">
              <text:p text:style-name="P15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11"><text:soft-page-break/>Since the Lanczos algorithm needs three vectors of size <draw:frame draw:style-name="fr1" draw:name="Object12" text:anchor-type="as-char" svg:y="-0.172in" svg:width="0.2327in" svg:height="0.2083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, above equation requires and additional two matrices and one vector, each also of an <draw:frame draw:style-name="fr1" draw:name="Object13" text:anchor-type="as-char" svg:y="-0.172in" svg:width="0.2327in" svg:height="0.2083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 memory requirement. In total our algorithm now requires <draw:frame draw:style-name="fr1" draw:name="Object14" text:anchor-type="as-char" svg:y="-0.172in" svg:width="0.3374in" svg:height="0.2083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 double precision elements to be stored. <text:span text:style-name="T5">We can do better, however, since </text:span><text:span text:style-name="T5"><draw:frame draw:style-name="fr1" draw:name="Object15" text:anchor-type="as-char" svg:y="-0.1535in" svg:width="0.2362in" svg:height="0.1898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5"> and </text:span><text:span text:style-name="T5"><draw:frame draw:style-name="fr1" draw:name="Object16" text:anchor-type="as-char" svg:y="-0.1535in" svg:width="0.2362in" svg:height="0.1898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5"> are not fully populated matrices. </text:span></text:p>
      <text:p text:style-name="P11"/>
      <text:p text:style-name="P11"><draw:g text:anchor-type="paragraph" draw:z-index="2" draw:style-name="gr1"><draw:rect draw:name="Shape1" draw:style-name="gr2" draw:text-style-name="P17" svg:width="0.5476in" svg:height="0.2343in" svg:x="0.4846in" svg:y="0.0563in"><text:p text:style-name="P16">n[0]</text:p></draw:rect><draw:rect draw:name="Shape1" draw:style-name="gr2" draw:text-style-name="P17" svg:width="0.5476in" svg:height="0.2343in" svg:x="0.4846in" svg:y="0.2902in"><text:p text:style-name="P16">n[1]</text:p></draw:rect><draw:rect draw:name="Shape1" draw:style-name="gr2" draw:text-style-name="P17" svg:width="0.5476in" svg:height="0.2343in" svg:x="0.4846in" svg:y="1.7055in"><text:p text:style-name="P16">n[L-1]</text:p></draw:rect><draw:rect draw:name="Shape1" draw:style-name="gr2" draw:text-style-name="P17" svg:width="0.5476in" svg:height="0.2343in" svg:x="1.5157in" svg:y="0.0563in"><text:p text:style-name="P16">pv[0]</text:p></draw:rect><draw:rect draw:name="Shape1" draw:style-name="gr2" draw:text-style-name="P17" svg:width="0.5476in" svg:height="0.2343in" svg:x="1.5157in" svg:y="0.2902in"><text:p text:style-name="P16">pv[1]</text:p></draw:rect><draw:rect draw:name="Shape1" draw:style-name="gr2" draw:text-style-name="P17" svg:width="0.5476in" svg:height="0.2343in" svg:x="1.5157in" svg:y="1.7055in"><text:p text:style-name="P16">pv[L-1]</text:p></draw:rect><draw:rect draw:name="Shape1" draw:style-name="gr2" draw:text-style-name="P17" svg:width="0.5476in" svg:height="0.2343in" svg:x="4.1819in" svg:y="0.0563in"><text:p text:style-name="P16">pc[0]</text:p></draw:rect><draw:rect draw:name="Shape1" draw:style-name="gr2" draw:text-style-name="P17" svg:width="0.5476in" svg:height="0.2343in" svg:x="4.1819in" svg:y="0.2945in"><text:p text:style-name="P16">pc[1]</text:p></draw:rect><draw:rect draw:name="Shape1" draw:style-name="gr2" draw:text-style-name="P17" svg:width="0.5476in" svg:height="0.2343in" svg:x="4.1819in" svg:y="1.7055in"><text:p text:style-name="P16">pc[L-1]</text:p></draw:rect><draw:rect draw:name="Shape1" draw:style-name="gr2" draw:text-style-name="P17" svg:width="0.3268in" svg:height="0.2343in" svg:x="5.0854in" svg:y="0.0563in"><text:p text:style-name="P16">c[0]</text:p></draw:rect><draw:rect draw:name="Shape1" draw:style-name="gr2" draw:text-style-name="P17" svg:width="0.3268in" svg:height="0.2343in" svg:x="5.4118in" svg:y="0.0563in"><text:p text:style-name="P16">c[1]</text:p></draw:rect><draw:rect draw:name="Shape1" draw:style-name="gr2" draw:text-style-name="P17" svg:width="0.3268in" svg:height="0.2343in" svg:x="5.7382in" svg:y="0.0563in"><text:p text:style-name="P16">c[2]</text:p></draw:rect><draw:rect draw:name="Shape1" draw:style-name="gr2" draw:text-style-name="P17" svg:width="0.3268in" svg:height="0.2343in" svg:x="5.0854in" svg:y="0.2902in"><text:p text:style-name="P16">c[0]</text:p></draw:rect><draw:rect draw:name="Shape1" draw:style-name="gr2" draw:text-style-name="P17" svg:width="0.3268in" svg:height="0.2343in" svg:x="5.4118in" svg:y="0.2902in"><text:p text:style-name="P16">c[1]</text:p></draw:rect><draw:rect draw:name="Shape1" draw:style-name="gr2" draw:text-style-name="P17" svg:width="0.3268in" svg:height="0.2343in" svg:x="5.7382in" svg:y="0.2902in"><text:p text:style-name="P16">c[2]</text:p></draw:rect><draw:rect draw:name="Shape1" draw:style-name="gr2" draw:text-style-name="P17" svg:width="0.3268in" svg:height="0.2343in" svg:x="6.0646in" svg:y="0.2902in"><text:p text:style-name="P16">c[3]</text:p></draw:rect><draw:rect draw:name="Shape1" draw:style-name="gr2" draw:text-style-name="P17" svg:width="0.3268in" svg:height="0.2343in" svg:x="5.098in" svg:y="1.7055in"><text:p text:style-name="P16">c[0]</text:p></draw:rect><draw:rect draw:name="Shape1" draw:style-name="gr2" draw:text-style-name="P17" svg:width="0.3268in" svg:height="0.2343in" svg:x="2.4276in" svg:y="0.2902in"><text:p text:style-name="P16">v[0]</text:p></draw:rect><draw:rect draw:name="Shape1" draw:style-name="gr2" draw:text-style-name="P17" svg:width="0.3268in" svg:height="0.2343in" svg:x="2.7539in" svg:y="0.2902in"><text:p text:style-name="P16">v[1]</text:p></draw:rect><draw:rect draw:name="Shape1" draw:style-name="gr2" draw:text-style-name="P17" svg:width="0.3268in" svg:height="0.2343in" svg:x="3.0803in" svg:y="0.2902in"><text:p text:style-name="P16">v[2]</text:p></draw:rect><draw:rect draw:name="Shape1" draw:style-name="gr2" draw:text-style-name="P17" svg:width="0.3268in" svg:height="0.2343in" svg:x="2.4276in" svg:y="0.0563in"><text:p text:style-name="P16">v[0]</text:p></draw:rect><draw:rect draw:name="Shape1" draw:style-name="gr2" draw:text-style-name="P17" svg:width="0.3268in" svg:height="0.2343in" svg:x="2.7539in" svg:y="0.0563in"><text:p text:style-name="P16">v[1]</text:p></draw:rect><draw:rect draw:name="Shape1" draw:style-name="gr2" draw:text-style-name="P17" svg:width="0.3268in" svg:height="0.2343in" svg:x="3.0803in" svg:y="0.0563in"><text:p text:style-name="P16">v[2]</text:p></draw:rect><draw:rect draw:name="Shape1" draw:style-name="gr2" draw:text-style-name="P17" svg:width="0.3268in" svg:height="0.2343in" svg:x="3.4067in" svg:y="0.2902in"><text:p text:style-name="P16">v[3]</text:p></draw:rect><draw:rect draw:name="Shape1" draw:style-name="gr2" draw:text-style-name="P17" svg:width="0.3268in" svg:height="0.2343in" svg:x="2.4256in" svg:y="1.7055in"><text:p text:style-name="P16">v[0]</text:p></draw:rect><draw:line draw:name="Shape2" draw:style-name="gr3" draw:text-style-name="P18" svg:x1="2.0626in" svg:y1="0.1736in" svg:x2="2.4224in" svg:y2="0.1736in"><text:p/></draw:line><draw:line draw:name="Shape2" draw:style-name="gr3" draw:text-style-name="P18" svg:x1="2.0681in" svg:y1="0.4209in" svg:x2="2.428in" svg:y2="0.4209in"><text:p/></draw:line><draw:line draw:name="Shape2" draw:style-name="gr3" draw:text-style-name="P18" svg:x1="2.0626in" svg:y1="1.8236in" svg:x2="2.4224in" svg:y2="1.8236in"><text:p/></draw:line><draw:line draw:name="Shape2" draw:style-name="gr3" draw:text-style-name="P18" svg:x1="4.7291in" svg:y1="0.1807in" svg:x2="5.089in" svg:y2="0.1807in"><text:p/></draw:line><draw:line draw:name="Shape2" draw:style-name="gr3" draw:text-style-name="P18" svg:x1="4.7256in" svg:y1="0.389in" svg:x2="5.0854in" svg:y2="0.389in"><text:p/></draw:line><draw:line draw:name="Shape2" draw:style-name="gr3" draw:text-style-name="P18" svg:x1="4.7291in" svg:y1="0.1807in" svg:x2="5.089in" svg:y2="0.1807in"><text:p/></draw:line><draw:line draw:name="Shape2" draw:style-name="gr3" draw:text-style-name="P18" svg:x1="4.7291in" svg:y1="1.8346in" svg:x2="5.089in" svg:y2="1.8346in"><text:p/></draw:lin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4"><draw:frame draw:style-name="fr1" draw:name="Object17" text:anchor-type="as-char" svg:y="-0.298in" svg:width="4.4035in" svg:height="0.4661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6.A1" office:value-type="string">
              <text:p text:style-name="P15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Standard"/>
      <text:h text:style-name="Heading_20_1" text:outline-level="1">Appendix</text:h>
      <text:h text:style-name="Heading_20_2" text:outline-level="2">Octave Reference Implementation</text:h>
      <text:p text:style-name="Standard"/>
      <text:p text:style-name="Standard"/>
      <text:p text:style-name="Code">function res=lanczos(A,thresh=(double(10.0)^double(-40.0)))</text:p>
      <text:p text:style-name="Code">% This algorithm implements something equivalent to eigs(M,1,"sa")</text:p>
      <text:p text:style-name="Code"><text:s text:c="2"/>res=cell(3,1);</text:p>
      <text:p text:style-name="Code"><text:s text:c="2"/>epsi=thresh;</text:p>
      <text:p text:style-name="Code"><text:s text:c="2"/>evold=double(10000.0);</text:p>
      <text:p text:style-name="Code"><text:s text:c="2"/>maxsteps=max(size(A));</text:p>
      <text:p text:style-name="Code"><text:s text:c="4"/>nstates=double(length(A));</text:p>
      <text:p text:style-name="Code"><text:s text:c="4"/>b=ones(nstates,1,"double")/sqrt(double(nstates));</text:p>
      <text:p text:style-name="Code">% <text:s text:c="3"/>b=rand(nstates,1,"double");</text:p>
      <text:p text:style-name="Code">% <text:s text:c="3"/>b=b/sqrt(b'*b);</text:p>
      <text:p text:style-name="Code"><text:s text:c="4"/>q=double(zeros(nstates,1));</text:p>
      <text:p text:style-name="Code"><text:s text:c="4"/>xbeta(1)=double(0.0);</text:p>
      <text:p text:style-name="Code"><text:s text:c="4"/>xalpha(1)=double(0.0);</text:p>
      <text:p text:style-name="Code"><text:s text:c="4"/>j=0;</text:p>
      <text:p text:style-name="Code"><text:s text:c="4"/>for i1=1:maxsteps</text:p>
      <text:p text:style-name="Code"><text:soft-page-break/><text:s text:c="7"/>if(j&gt;0)</text:p>
      <text:p text:style-name="Code"><text:s text:c="11"/>t=b;</text:p>
      <text:p text:style-name="Code"><text:s text:c="11"/>b=q/xbeta(j+1);</text:p>
      <text:p text:style-name="Code"><text:s text:c="11"/>q=-xbeta(j+1)*t;</text:p>
      <text:p text:style-name="Code"><text:s text:c="7"/>endif</text:p>
      <text:p text:style-name="Code"><text:s text:c="7"/>q=q+A*b;</text:p>
      <text:p text:style-name="Code"><text:s text:c="7"/>j=j+1;</text:p>
      <text:p text:style-name="Code"><text:s text:c="7"/>xalpha(j)=b'*q;</text:p>
      <text:p text:style-name="Code"><text:s text:c="7"/>q=q-xalpha(j)*b; <text:s text:c="95"/></text:p>
      <text:p text:style-name="Code"><text:s text:c="7"/>xbeta(j+1)=sqrt(q'*q); <text:s text:c="78"/></text:p>
      <text:p text:style-name="Code"><text:s text:c="7"/>if(abs(xbeta(j+1)&lt;epsi)) </text:p>
      <text:p text:style-name="Code"><text:s text:c="8"/>printf("Beta small\n");</text:p>
      <text:p text:style-name="Code"><text:s text:c="8"/>break;</text:p>
      <text:p text:style-name="Code"><text:s text:c="7"/>endif</text:p>
      <text:p text:style-name="Code"><text:s text:c="2"/></text:p>
      <text:p text:style-name="Code"><text:s text:c="7"/>if(j&gt;1)</text:p>
      <text:p text:style-name="Code"><text:s text:c="8"/>[evec,eval]=trieig(xalpha,xbeta(2:j));</text:p>
      <text:p text:style-name="Code"><text:s text:c="9"/>if((evold-eval(1,1))&lt;epsi)</text:p>
      <text:p text:style-name="Code"><text:s text:c="11"/>break;</text:p>
      <text:p text:style-name="Code"><text:s text:c="9"/>endif</text:p>
      <text:p text:style-name="Code"><text:s text:c="9"/>evold=eval(1);</text:p>
      <text:p text:style-name="Code"><text:s text:c="7"/>endif</text:p>
      <text:p text:style-name="Code"><text:s text:c="4"/>endfor</text:p>
      <text:p text:style-name="Code"><text:s text:c="4"/>res{1}=eval(1,1);</text:p>
      <text:p text:style-name="Code"><text:s text:c="4"/>res{3}=j;</text:p>
      <text:p text:style-name="Code"><text:s text:c="4"/>jmax=j;</text:p>
      <text:p text:style-name="Code"><text:s text:c="4"/></text:p>
      <text:p text:style-name="Code">% Eigenvector computation starts here <text:s/></text:p>
      <text:p text:style-name="Code"><text:s text:c="4"/>b=ones(nstates,1)/sqrt(nstates);</text:p>
      <text:p text:style-name="Code"><text:s text:c="4"/>q=zeros(nstates,1);</text:p>
      <text:p text:style-name="Code"><text:s text:c="4"/>phi0=zeros(nstates,1); </text:p>
      <text:p text:style-name="Code"><text:s text:c="4"/>xbeta(1)=0.0d0;</text:p>
      <text:p text:style-name="Code"><text:s text:c="4"/>xalpha(1)=0.0d0;</text:p>
      <text:p text:style-name="Code"><text:s text:c="4"/>j=0;</text:p>
      <text:p text:style-name="Code"><text:s text:c="4"/>for i1=1:(jmax-1)</text:p>
      <text:p text:style-name="Code"><text:s text:c="7"/>if(j&gt;0)</text:p>
      <text:p text:style-name="Code"><text:s text:c="11"/>t=b;</text:p>
      <text:p text:style-name="Code"><text:s text:c="11"/>b=q/xbeta(j+1);</text:p>
      <text:p text:style-name="Code"><text:s text:c="11"/>q=-xbeta(j+1)*t;</text:p>
      <text:p text:style-name="Code"><text:s text:c="7"/>endif</text:p>
      <text:p text:style-name="Code"><text:s text:c="7"/>q=q+A*b;</text:p>
      <text:p text:style-name="Code"><text:s text:c="7"/>j=j+1;</text:p>
      <text:p text:style-name="Code"><text:s text:c="7"/>xalpha(j)=b'*q;</text:p>
      <text:p text:style-name="Code"><text:s text:c="7"/>q=q-xalpha(j)*b;</text:p>
      <text:p text:style-name="Code"><text:s text:c="7"/>phi0=phi0+b*evec(j,1);</text:p>
      <text:p text:style-name="Code"><text:s text:c="7"/>xbeta(j+1)=sqrt(q'*q); <text:s text:c="78"/></text:p>
      <text:p text:style-name="Code"><text:s text:c="4"/>endfor <text:s/></text:p>
      <text:p text:style-name="Code"><text:s text:c="4"/>phi0=phi0/sqrt(phi0'*phi0);</text:p>
      <text:p text:style-name="Code"><text:soft-page-break/><text:s text:c="4"/>res{2}=phi0; <text:s text:c="3"/></text:p>
      <text:p text:style-name="Code">endfunction</text:p>
      <text:p text:style-name="Code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de" style:family="paragraph" style:parent-style-name="Standard" style:class="text">
      <style:text-properties style:font-name="Courier" fo:font-family="Courier" style:font-style-name="Regular" style:font-family-generic="modern" style:font-pitch="fixed" style:font-size-asian="10.5pt"/>
    </style:style>
    <style:style style:name="Formula" style:family="graphic">
      <style:graphic-properties text:anchor-type="as-char" svg:y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3:53:54.598921758</meta:creation-date>
    <dc:date>2017-05-06T19:36:20.245191827</dc:date>
    <meta:editing-duration>P3DT4H22M44S</meta:editing-duration>
    <meta:editing-cycles>45</meta:editing-cycles>
    <meta:generator>LibreOffice/5.1.6.2$Linux_X86_64 LibreOffice_project/10m0$Build-2</meta:generator>
    <meta:document-statistic meta:table-count="6" meta:image-count="0" meta:object-count="17" meta:page-count="4" meta:paragraph-count="93" meta:word-count="272" meta:character-count="2841" meta:non-whitespace-character-count="2011"/>
  </office:meta>
</office:document-meta>
</file>

<file path=Object 1/content.xml><?xml version="1.0" encoding="utf-8"?>
<math xmlns="http://www.w3.org/1998/Math/MathML" display="block">
  <semantics>
    <mrow>
      <mi>H</mi>
      <mo stretchy="false">=</mo>
      <mrow>
        <mrow>
          <msup>
            <mi>h</mi>
            <mo stretchy="false">↑</mo>
          </msup>
          <mo stretchy="false">⊕</mo>
          <msup>
            <mi>h</mi>
            <mo stretchy="false">↓</mo>
          </msup>
        </mrow>
        <mo stretchy="false">+</mo>
        <mi>D</mi>
      </mrow>
      <mo stretchy="false">=</mo>
      <mrow>
        <mrow>
          <msup>
            <mi>h</mi>
            <mo stretchy="false">↑</mo>
          </msup>
          <mo stretchy="false">⊗</mo>
          <mn>1</mn>
        </mrow>
        <mo stretchy="false">+</mo>
        <mrow>
          <mn>1</mn>
          <mo stretchy="false">⊗</mo>
          <msup>
            <mi>h</mi>
            <mo stretchy="false">↓</mo>
          </msup>
        </mrow>
        <mo stretchy="false">+</mo>
        <mi>D</mi>
      </mrow>
    </mrow>
    <annotation encoding="StarMath 5.0">H=h^uparrow oplus h^downarrow+D=h^uparrow otimes 1 + 1 otimes h^downarrow+D</annotation>
  </semantics>
</math>
</file>

<file path=Object 10/content.xml><?xml version="1.0" encoding="utf-8"?>
<math xmlns="http://www.w3.org/1998/Math/MathML" display="block">
  <semantics>
    <mtable>
      <mtr>
        <mtd>
          <msub>
            <mi>H</mi>
            <mrow>
              <mrow>
                <mrow>
                  <mi>i</mi>
                  <mo stretchy="false">⋅</mo>
                  <mi>L</mi>
                </mrow>
                <mo stretchy="false">+</mo>
                <mi>j</mi>
              </mrow>
              <mi>,</mi>
              <mrow>
                <mrow>
                  <mi>k</mi>
                  <mo stretchy="false">⋅</mo>
                  <mi>L</mi>
                </mrow>
                <mo stretchy="false">+</mo>
                <mi>l</mi>
              </mrow>
            </mrow>
          </msub>
        </mtd>
        <mtd>
          <mtext>=</mtext>
        </mtd>
        <mtd>
          <msub>
            <mrow>
              <mo fence="true" stretchy="false">(</mo>
              <mrow>
                <mrow>
                  <mrow>
                    <msup>
                      <mi>h</mi>
                      <mo stretchy="false">↑</mo>
                    </msup>
                    <mo stretchy="false">⊗</mo>
                    <mn>1</mn>
                  </mrow>
                  <mo stretchy="false">+</mo>
                  <mrow>
                    <mn>1</mn>
                    <mo stretchy="false">⊗</mo>
                    <msup>
                      <mi>h</mi>
                      <mo stretchy="false">↓</mo>
                    </msup>
                  </mrow>
                </mrow>
              </mrow>
              <mo fence="true" stretchy="false">)</mo>
            </mrow>
            <mrow>
              <mrow>
                <mrow>
                  <mi>i</mi>
                  <mo stretchy="false">⋅</mo>
                  <mi>L</mi>
                </mrow>
                <mo stretchy="false">+</mo>
                <mi>j</mi>
              </mrow>
              <mi>,</mi>
              <mrow>
                <mrow>
                  <mi>k</mi>
                  <mo stretchy="false">⋅</mo>
                  <mi>L</mi>
                </mrow>
                <mo stretchy="false">+</mo>
                <mi>l</mi>
              </mrow>
            </mrow>
          </msub>
        </mtd>
      </mtr>
      <mtr>
        <mtd>
          <mrow/>
        </mtd>
        <mtd>
          <mtext>=</mtext>
        </mtd>
        <mtd>
          <mrow>
            <msub>
              <mi>h</mi>
              <mi mathvariant="italic">ik</mi>
            </msub>
            <mrow>
              <msub>
                <mi mathvariant="normal">δ</mi>
                <mi mathvariant="italic">jl</mi>
              </msub>
              <mo stretchy="false">+</mo>
              <msub>
                <mi mathvariant="normal">δ</mi>
                <mi mathvariant="italic">ik</mi>
              </msub>
            </mrow>
            <msub>
              <mi>h</mi>
              <mi mathvariant="italic">jl</mi>
            </msub>
          </mrow>
        </mtd>
      </mtr>
    </mtable>
    <annotation encoding="StarMath 5.0">matrix{
H_{i cdot L +j, k cdot L + l}#"="#(h^uparrow otimes 1 + 1 otimes h^downarrow)_{i cdot L +j, k cdot L + l} ##
{ }#"="# h_{ik} %delta_{ jl }+%delta_{ ik } h_{jl}
}</annotation>
  </semantics>
</math>
</file>

<file path=Object 11/content.xml><?xml version="1.0" encoding="utf-8"?>
<math xmlns="http://www.w3.org/1998/Math/MathML" display="block">
  <semantics>
    <mrow>
      <mi>w</mi>
      <mo stretchy="false">=</mo>
      <mrow>
        <mi>w</mi>
        <mo stretchy="false">+</mo>
        <mrow>
          <mi>H</mi>
          <mo stretchy="false">⋅</mo>
          <mi>v</mi>
        </mrow>
      </mrow>
    </mrow>
    <annotation encoding="StarMath 5.0">w=w+H cdot v</annotation>
  </semantics>
</math>
</file>

<file path=Object 12/content.xml><?xml version="1.0" encoding="utf-8"?>
<math xmlns="http://www.w3.org/1998/Math/MathML" display="block">
  <semantics>
    <msup>
      <mi>L</mi>
      <mn>2</mn>
    </msup>
    <annotation encoding="StarMath 5.0">L^2</annotation>
  </semantics>
</math>
</file>

<file path=Object 13/content.xml><?xml version="1.0" encoding="utf-8"?>
<math xmlns="http://www.w3.org/1998/Math/MathML" display="block">
  <semantics>
    <msup>
      <mi>L</mi>
      <mn>2</mn>
    </msup>
    <annotation encoding="StarMath 5.0">L^2</annotation>
  </semantics>
</math>
</file>

<file path=Object 14/content.xml><?xml version="1.0" encoding="utf-8"?>
<math xmlns="http://www.w3.org/1998/Math/MathML" display="block">
  <semantics>
    <mrow>
      <mn>6</mn>
      <msup>
        <mi>L</mi>
        <mn>2</mn>
      </msup>
    </mrow>
    <annotation encoding="StarMath 5.0">6 L^2</annotation>
  </semantics>
</math>
</file>

<file path=Object 15/content.xml><?xml version="1.0" encoding="utf-8"?>
<math xmlns="http://www.w3.org/1998/Math/MathML" display="block">
  <semantics>
    <msup>
      <mi>h</mi>
      <mo stretchy="false">↑</mo>
    </msup>
    <annotation encoding="StarMath 5.0">h^uparrow</annotation>
  </semantics>
</math>
</file>

<file path=Object 16/content.xml><?xml version="1.0" encoding="utf-8"?>
<math xmlns="http://www.w3.org/1998/Math/MathML" display="block">
  <semantics>
    <msup>
      <mi>h</mi>
      <mo stretchy="false">↓</mo>
    </msup>
    <annotation encoding="StarMath 5.0">h^downarrow</annotation>
  </semantics>
</math>
</file>

<file path=Object 17/content.xml><?xml version="1.0" encoding="utf-8"?>
<math xmlns="http://www.w3.org/1998/Math/MathML" display="block">
  <semantics>
    <mrow>
      <msubsup>
        <mo stretchy="false">∀</mo>
        <mrow>
          <mi>i</mi>
          <mo stretchy="false">=</mo>
          <mn>0</mn>
        </mrow>
        <mrow>
          <mi>L</mi>
          <mo stretchy="false">−</mo>
          <mn>1</mn>
        </mrow>
      </msubsup>
      <msubsup>
        <mo stretchy="false">∀</mo>
        <mrow>
          <mi>j</mi>
          <mo stretchy="false">=</mo>
          <mn>0</mn>
        </mrow>
        <mrow>
          <mi>L</mi>
          <mo stretchy="false">−</mo>
          <mn>1</mn>
        </mrow>
      </msubsup>
      <mi mathvariant="normal">:</mi>
      <mrow>
        <msub>
          <mi>w</mi>
          <mrow>
            <mrow>
              <mi>i</mi>
              <mo stretchy="false">⋅</mo>
              <mi>L</mi>
            </mrow>
            <mo stretchy="false">+</mo>
            <mi>j</mi>
          </mrow>
        </msub>
        <mo stretchy="false">=</mo>
        <mrow>
          <msub>
            <mi>w</mi>
            <mrow>
              <mrow>
                <mi>i</mi>
                <mo stretchy="false">⋅</mo>
                <mi>L</mi>
              </mrow>
              <mo stretchy="false">+</mo>
              <mi>j</mi>
            </mrow>
          </msub>
          <mo stretchy="false">+</mo>
          <mrow>
            <munderover>
              <mo stretchy="false">∑</mo>
              <mrow>
                <mi>m</mi>
                <mo stretchy="false">=</mo>
                <mn>0</mn>
              </mrow>
              <mrow>
                <msubsup>
                  <mi>N</mi>
                  <mi>i</mi>
                  <mo stretchy="false">↑</mo>
                </msubsup>
                <mo stretchy="false">−</mo>
                <mn>1</mn>
              </mrow>
            </munderover>
            <msubsup>
              <mi>s</mi>
              <mrow>
                <mi>i</mi>
                <mi>m</mi>
              </mrow>
              <mo stretchy="false">↑</mo>
            </msubsup>
          </mrow>
        </mrow>
      </mrow>
      <mrow>
        <msub>
          <mi>v</mi>
          <mrow>
            <mrow>
              <msubsup>
                <mi>c</mi>
                <mrow>
                  <mi>i</mi>
                  <mi>m</mi>
                </mrow>
                <mo stretchy="false">↑</mo>
              </msubsup>
              <mo stretchy="false">⋅</mo>
              <mi>L</mi>
            </mrow>
            <mo stretchy="false">+</mo>
            <mi>j</mi>
          </mrow>
        </msub>
        <mo stretchy="false">+</mo>
        <mrow>
          <munderover>
            <mo stretchy="false">∑</mo>
            <mrow>
              <mi>n</mi>
              <mo stretchy="false">=</mo>
              <mn>0</mn>
            </mrow>
            <mrow>
              <msubsup>
                <mi>N</mi>
                <mi>j</mi>
                <mo stretchy="false">↓</mo>
              </msubsup>
              <mo stretchy="false">−</mo>
              <mn>1</mn>
            </mrow>
          </munderover>
          <msubsup>
            <mi>s</mi>
            <mi mathvariant="italic">jn</mi>
            <mo stretchy="false">↓</mo>
          </msubsup>
        </mrow>
      </mrow>
      <mrow>
        <msub>
          <mi>v</mi>
          <mrow>
            <mrow>
              <mi>i</mi>
              <mo stretchy="false">⋅</mo>
              <mi>L</mi>
            </mrow>
            <mo stretchy="false">+</mo>
            <msubsup>
              <mi>c</mi>
              <mi mathvariant="italic">jn</mi>
              <mo stretchy="false">↓</mo>
            </msubsup>
          </mrow>
        </msub>
        <mo stretchy="false">+</mo>
        <mrow>
          <munderover>
            <mo stretchy="false">∑</mo>
            <mrow>
              <mi>l</mi>
              <mo stretchy="false">=</mo>
              <mn>0</mn>
            </mrow>
            <mrow>
              <msup>
                <mi>L</mi>
                <mn>2</mn>
              </msup>
              <mo stretchy="false">−</mo>
              <mn>1</mn>
            </mrow>
          </munderover>
          <msub>
            <mi>D</mi>
            <mi>l</mi>
          </msub>
        </mrow>
      </mrow>
      <msub>
        <mi>v</mi>
        <mi>l</mi>
      </msub>
    </mrow>
    <annotation encoding="StarMath 5.0">forall^{L-1}_{i=0} forall^{L-1}_{j=0}: w_{ i cdot L +j } =  
w_{ i cdot L +j } +
sum from { m=0 } to {N^{uparrow}_i-1} s^{uparrow}_{ i m } v_{ c^{uparrow}_{i m} cdot L+j } 
+ sum from { n=0 } to { N^{downarrow}_j-1 } s^{downarrow}_{ jn } v_{ i cdot L+c^{downarrow}_{jn} } + sum from { l=0 } to { L^2-1 } D_l v_l</annotation>
  </semantics>
</math>
</file>

<file path=Object 2/content.xml><?xml version="1.0" encoding="utf-8"?>
<math xmlns="http://www.w3.org/1998/Math/MathML" display="block">
  <semantics>
    <mrow>
      <msubsup>
        <mo stretchy="false">∀</mo>
        <mrow>
          <mi>i</mi>
          <mo stretchy="false">=</mo>
          <mn>0</mn>
        </mrow>
        <mrow>
          <mi>L</mi>
          <mo stretchy="false">−</mo>
          <mn>1</mn>
        </mrow>
      </msubsup>
      <msubsup>
        <mo stretchy="false">∀</mo>
        <mrow>
          <mi>j</mi>
          <mo stretchy="false">=</mo>
          <mn>0</mn>
        </mrow>
        <mrow>
          <mi>L</mi>
          <mo stretchy="false">−</mo>
          <mn>1</mn>
        </mrow>
      </msubsup>
      <mi mathvariant="normal">:</mi>
      <mrow>
        <msub>
          <mi>w</mi>
          <mrow>
            <mrow>
              <mi>i</mi>
              <mo stretchy="false">⋅</mo>
              <mi>L</mi>
            </mrow>
            <mo stretchy="false">+</mo>
            <mi>j</mi>
          </mrow>
        </msub>
        <mo stretchy="false">=</mo>
        <mrow>
          <msub>
            <mi>w</mi>
            <mrow>
              <mrow>
                <mi>i</mi>
                <mo stretchy="false">⋅</mo>
                <mi>L</mi>
              </mrow>
              <mo stretchy="false">+</mo>
              <mi>j</mi>
            </mrow>
          </msub>
          <mo stretchy="false">+</mo>
          <mrow>
            <munderover>
              <mo stretchy="false">∑</mo>
              <mrow>
                <mi>k</mi>
                <mo stretchy="false">=</mo>
                <mn>0</mn>
              </mrow>
              <mrow>
                <mi>L</mi>
                <mo stretchy="false">−</mo>
                <mn>1</mn>
              </mrow>
            </munderover>
            <msubsup>
              <mi>h</mi>
              <mi mathvariant="italic">ik</mi>
              <mo stretchy="false">↑</mo>
            </msubsup>
          </mrow>
        </mrow>
      </mrow>
      <mrow>
        <msub>
          <mi>v</mi>
          <mrow>
            <mrow>
              <mi>k</mi>
              <mo stretchy="false">⋅</mo>
              <mi>L</mi>
            </mrow>
            <mo stretchy="false">+</mo>
            <mi>j</mi>
          </mrow>
        </msub>
        <mo stretchy="false">+</mo>
        <mrow>
          <munderover>
            <mo stretchy="false">∑</mo>
            <mrow>
              <mi>l</mi>
              <mo stretchy="false">=</mo>
              <mn>0</mn>
            </mrow>
            <mrow>
              <mi>L</mi>
              <mo stretchy="false">−</mo>
              <mn>1</mn>
            </mrow>
          </munderover>
          <msubsup>
            <mi>h</mi>
            <mi mathvariant="italic">jl</mi>
            <mo stretchy="false">↓</mo>
          </msubsup>
        </mrow>
      </mrow>
      <mrow>
        <msub>
          <mi>v</mi>
          <mrow>
            <mrow>
              <mi>i</mi>
              <mo stretchy="false">⋅</mo>
              <mi>L</mi>
            </mrow>
            <mo stretchy="false">+</mo>
            <mi>l</mi>
          </mrow>
        </msub>
        <mo stretchy="false">+</mo>
        <mrow>
          <munderover>
            <mo stretchy="false">∑</mo>
            <mrow>
              <mi>l</mi>
              <mo stretchy="false">=</mo>
              <mn>0</mn>
            </mrow>
            <mrow>
              <msup>
                <mi>L</mi>
                <mn>2</mn>
              </msup>
              <mo stretchy="false">−</mo>
              <mn>1</mn>
            </mrow>
          </munderover>
          <msub>
            <mi>D</mi>
            <mi>l</mi>
          </msub>
        </mrow>
      </mrow>
      <msub>
        <mi>v</mi>
        <mi>l</mi>
      </msub>
    </mrow>
    <annotation encoding="StarMath 5.0">forall^{L-1}_{i=0} forall^{L-1}_{j=0}: w_{ i cdot L +j } =  
w_{ i cdot L +j } +
sum from { k=0 } to { L-1 } h^{uparrow}_{ ik } v_{ k cdot L+j } 
+ sum from { l=0 } to { L-1 } h^{downarrow}_{ jl } v_{ i cdot L+l } + sum from { l=0 } to { L^2-1 } D_l v_l</annotation>
  </semantics>
</math>
</file>

<file path=Object 3/content.xml><?xml version="1.0" encoding="utf-8"?>
<math xmlns="http://www.w3.org/1998/Math/MathML" display="block">
  <semantics>
    <mrow>
      <msup>
        <mi>h</mi>
        <mo stretchy="false">↑</mo>
      </msup>
      <mi>,</mi>
    </mrow>
    <annotation encoding="StarMath 5.0">h^{uparrow},</annotation>
  </semantics>
</math>
</file>

<file path=Object 4/content.xml><?xml version="1.0" encoding="utf-8"?>
<math xmlns="http://www.w3.org/1998/Math/MathML" display="block">
  <semantics>
    <msup>
      <mi>h</mi>
      <mo stretchy="false">↓</mo>
    </msup>
    <annotation encoding="StarMath 5.0">h^{downarrow}</annotation>
  </semantics>
</math>
</file>

<file path=Object 5/content.xml><?xml version="1.0" encoding="utf-8"?>
<math xmlns="http://www.w3.org/1998/Math/MathML" display="block">
  <semantics>
    <mn>1</mn>
    <annotation encoding="StarMath 5.0">1</annotation>
  </semantics>
</math>
</file>

<file path=Object 6/content.xml><?xml version="1.0" encoding="utf-8"?>
<math xmlns="http://www.w3.org/1998/Math/MathML" display="block">
  <semantics>
    <mrow>
      <mi>L</mi>
      <mo stretchy="false">×</mo>
      <mi>L</mi>
    </mrow>
    <annotation encoding="StarMath 5.0">L times L</annotation>
  </semantics>
</math>
</file>

<file path=Object 7/content.xml><?xml version="1.0" encoding="utf-8"?>
<math xmlns="http://www.w3.org/1998/Math/MathML" display="block">
  <semantics>
    <mi>D</mi>
    <annotation encoding="StarMath 5.0">D</annotation>
  </semantics>
</math>
</file>

<file path=Object 8/content.xml><?xml version="1.0" encoding="utf-8"?>
<math xmlns="http://www.w3.org/1998/Math/MathML" display="block">
  <semantics>
    <msup>
      <mi>L</mi>
      <mn>2</mn>
    </msup>
    <annotation encoding="StarMath 5.0">L^2</annotation>
  </semantics>
</math>
</file>

<file path=Object 9/content.xml><?xml version="1.0" encoding="utf-8"?>
<math xmlns="http://www.w3.org/1998/Math/MathML" display="block">
  <semantics>
    <mrow>
      <mrow>
        <msub>
          <mi>m</mi>
          <mrow>
            <mrow>
              <mrow>
                <mi>i</mi>
                <mo stretchy="false">⋅</mo>
                <mi>L</mi>
              </mrow>
              <mo stretchy="false">+</mo>
              <mi>j</mi>
            </mrow>
            <mi>,</mi>
            <mrow>
              <mrow>
                <mi>k</mi>
                <mo stretchy="false">⋅</mo>
                <mi>L</mi>
              </mrow>
              <mo stretchy="false">+</mo>
              <mi>l</mi>
            </mrow>
          </mrow>
        </msub>
        <mo stretchy="false">=</mo>
        <msub>
          <mrow>
            <mo fence="true" stretchy="false">(</mo>
            <mrow>
              <mrow>
                <mi>a</mi>
                <mo stretchy="false">⊗</mo>
                <mi>b</mi>
              </mrow>
            </mrow>
            <mo fence="true" stretchy="false">)</mo>
          </mrow>
          <mrow>
            <mrow>
              <mrow>
                <mi>i</mi>
                <mo stretchy="false">⋅</mo>
                <mi>L</mi>
              </mrow>
              <mo stretchy="false">+</mo>
              <mi>j</mi>
            </mrow>
            <mi>,</mi>
            <mrow>
              <mrow>
                <mi>k</mi>
                <mo stretchy="false">⋅</mo>
                <mi>L</mi>
              </mrow>
              <mo stretchy="false">+</mo>
              <mi>l</mi>
            </mrow>
          </mrow>
        </msub>
        <mo stretchy="false">=</mo>
        <msub>
          <mi>a</mi>
          <mrow>
            <mi>i</mi>
            <mi>,</mi>
            <mi>k</mi>
          </mrow>
        </msub>
      </mrow>
      <msub>
        <mi>b</mi>
        <mrow>
          <mi>j</mi>
          <mi>,</mi>
          <mi>l</mi>
        </mrow>
      </msub>
    </mrow>
    <annotation encoding="StarMath 5.0">m_{i cdot L +j, k cdot L + l} = (a otimes b)_{i cdot L +j, k cdot L + l} =a_{i, k} b_{j, l} </annotation>
  </semantics>
</math>
</file>